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18cm"/>
    </style:style>
    <style:style style:name="co2" style:family="table-column">
      <style:table-column-properties fo:break-before="auto" style:column-width="7.001cm"/>
    </style:style>
    <style:style style:name="co3" style:family="table-column">
      <style:table-column-properties fo:break-before="auto" style:column-width="4.3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734cm" fo:break-before="auto" style:use-optimal-row-height="false"/>
    </style:style>
    <style:style style:name="ro2" style:family="table-row">
      <style:table-row-properties style:row-height="1.826cm" fo:break-before="auto" style:use-optimal-row-height="true"/>
    </style:style>
    <style:style style:name="ro3" style:family="table-row">
      <style:table-row-properties style:row-height="2.05cm" fo:break-before="auto" style:use-optimal-row-height="false"/>
    </style:style>
    <style:style style:name="ro4" style:family="table-row">
      <style:table-row-properties style:row-height="2.632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ffff66" style:cell-protect="none" style:print-content="true" fo:wrap-option="no-wrap" style:vertical-align="middle"/>
      <style:text-properties fo:color="#ff00ff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47ff" fo:wrap-option="wrap" style: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e6e6e6" style:cell-protect="none" style:print-content="true"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99" style:vertical-align="middle"/>
      <style:text-properties fo:color="#ff0000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ff66" style:cell-protect="protected" style:print-content="true" fo:wrap-option="no-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e6e6e6" style:cell-protect="none" style:print-content="true" fo:wrap-option="wrap" style:vertical-align="middle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ffff99" style:vertical-align="middle"/>
    </style:style>
    <style:style style:name="ce9" style:family="table-cell" style:parent-style-name="Default">
      <style:table-cell-properties fo:background-color="#ffff66" fo:wrap-option="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e6" style:cell-protect="none" style:print-content="true" style:text-align-source="fix" style:repeat-content="false" fo:wrap-option="wrap" style:vertical-align="middle"/>
      <style:paragraph-properties fo:text-align="center"/>
      <style:text-properties fo:font-size="11pt" style:font-size-asian="11pt" style:font-size-complex="11pt"/>
    </style:style>
  </office:automatic-styles>
  <office:body>
    <office:spreadsheet table:structure-protected="true" table:protection-key="iZdppIfLNS29amK9DknLvCzC92U=" table:protection-key-digest-algorithm="http://www.w3.org/2000/09/xmldsig#sha1">
      <table:table table:name="Cuestiones" table:style-name="ta1" table:protected="true" table:protection-key="iZdppIfLNS29amK9DknLvCzC92U=" table:protection-key-digest-algorithm="http://www.w3.org/2000/09/xmldsig#sha1">
        <table:table-protection table:select-protected-cells="true" table:select-unprotected-cells="true"/>
        <office:forms form:automatic-focus="tru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37" table:default-cell-style-name="ce5"/>
        <table:table-row table:style-name="ro1">
          <table:table-cell table:style-name="ce1" office:value-type="string" calcext:value-type="string">
            <text:p>HELP DESK</text:p>
          </table:table-cell>
          <table:table-cell table:style-name="ce6"/>
          <table:table-cell table:style-name="ce9" table:number-columns-repeated="4"/>
          <table:table-cell table:number-columns-repeated="37"/>
        </table:table-row>
        <table:table-row table:style-name="ro2">
          <table:table-cell table:style-name="ce2" office:value-type="string" calcext:value-type="string">
            <text:p>Pregunta</text:p>
          </table:table-cell>
          <table:table-cell table:style-name="ce2" office:value-type="string" calcext:value-type="string">
            <text:p>Respuesta A</text:p>
          </table:table-cell>
          <table:table-cell table:style-name="ce2" office:value-type="string" calcext:value-type="string">
            <text:p>Respuesta B</text:p>
          </table:table-cell>
          <table:table-cell table:style-name="ce2" office:value-type="string" calcext:value-type="string">
            <text:p>Respuesta C</text:p>
          </table:table-cell>
          <table:table-cell table:style-name="ce2" office:value-type="string" calcext:value-type="string">
            <text:p>Respuesta D</text:p>
          </table:table-cell>
          <table:table-cell table:style-name="ce2" office:value-type="string" calcext:value-type="string">
            <text:p>Respuesta correcta</text:p>
            <text:p>(A, B, C ó D)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Los tipos de prioridad 1 a quienes afectan:</text:p>
          </table:table-cell>
          <table:table-cell table:style-name="ce7" office:value-type="string" calcext:value-type="string">
            <text:p>Varios grupos de usuarios.</text:p>
          </table:table-cell>
          <table:table-cell table:style-name="ce7" office:value-type="string" calcext:value-type="string">
            <text:p>A un grupo de usuarios.</text:p>
          </table:table-cell>
          <table:table-cell table:style-name="ce7" office:value-type="string" calcext:value-type="string">
            <text:p>A un usuario.</text:p>
          </table:table-cell>
          <table:table-cell table:style-name="ce7" office:value-type="string" calcext:value-type="string">
            <text:p>A muchos usuarios.</text:p>
          </table:table-cell>
          <table:table-cell table:style-name="ce10" office:value-type="string" calcext:value-type="string">
            <text:p>A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Qué actores intervienen en el servicio Help Desk?</text:p>
          </table:table-cell>
          <table:table-cell table:style-name="ce7" office:value-type="string" calcext:value-type="string">
            <text:p>Usuario final, Agente de Help Desk y Supervisor del Help Desk.</text:p>
          </table:table-cell>
          <table:table-cell table:style-name="ce7" office:value-type="string" calcext:value-type="string">
            <text:p>Usuario final y Agente de Help Desk.</text:p>
          </table:table-cell>
          <table:table-cell table:style-name="ce7" office:value-type="string" calcext:value-type="string">
            <text:p>Usuario y Supervisor del Help Desk.</text:p>
          </table:table-cell>
          <table:table-cell table:style-name="ce7" office:value-type="string" calcext:value-type="string">
            <text:p>Usuario, Usuario final y Agente de Help Desk.</text:p>
          </table:table-cell>
          <table:table-cell table:style-name="ce10" office:value-type="string" calcext:value-type="string">
            <text:p>A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El reporte de incidencia, en qué paso de la secuencia de solicitud de Help</text:p>
            <text:p>Desk se realiza:</text:p>
          </table:table-cell>
          <table:table-cell table:style-name="ce7" office:value-type="string" calcext:value-type="string">
            <text:p>Después del primer nivel.</text:p>
          </table:table-cell>
          <table:table-cell table:style-name="ce7" office:value-type="string" calcext:value-type="string">
            <text:p>Antes de proceder al segundo nivel.</text:p>
          </table:table-cell>
          <table:table-cell table:style-name="ce7" office:value-type="string" calcext:value-type="string">
            <text:p>Al principio de la secuencia.</text:p>
          </table:table-cell>
          <table:table-cell table:style-name="ce7" office:value-type="string" calcext:value-type="string">
            <text:p>No se realiza reporte de incidencia.</text:p>
          </table:table-cell>
          <table:table-cell table:style-name="ce10" office:value-type="string" calcext:value-type="string">
            <text:p>C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Cómo son los técnicos de soporte de primer nivel de Help Desk?</text:p>
          </table:table-cell>
          <table:table-cell table:style-name="ce7" office:value-type="string" calcext:value-type="string">
            <text:p>Son técnicos que proporcionan soporte en áreas especializas.</text:p>
          </table:table-cell>
          <table:table-cell table:style-name="ce7" office:value-type="string" calcext:value-type="string">
            <text:p>Son técnicos sin apenas conocimientos.</text:p>
          </table:table-cell>
          <table:table-cell table:style-name="ce7" office:value-type="string" calcext:value-type="string">
            <text:p>Suelen ser técnicos generales que tienen amplios conocimientos, pero no</text:p>
            <text:p>necesariamente profundos.</text:p>
          </table:table-cell>
          <table:table-cell table:style-name="ce7" office:value-type="string" calcext:value-type="string">
            <text:p>En se nivel no actúan técnicos.</text:p>
          </table:table-cell>
          <table:table-cell table:style-name="ce10" office:value-type="string" calcext:value-type="string">
            <text:p>C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Se puede medir el éxito del Help Desk?</text:p>
          </table:table-cell>
          <table:table-cell table:style-name="ce7" office:value-type="string" calcext:value-type="string">
            <text:p>No se puede medir el nivel de éxito del Help Desk.</text:p>
          </table:table-cell>
          <table:table-cell table:style-name="ce7" office:value-type="string" calcext:value-type="string">
            <text:p>Solamente se puede medir de una única manera.</text:p>
          </table:table-cell>
          <table:table-cell table:style-name="ce7" office:value-type="string" calcext:value-type="string">
            <text:p>Hay que tener en cuenta varios indicadores para su medición.</text:p>
          </table:table-cell>
          <table:table-cell table:style-name="ce7" office:value-type="string" calcext:value-type="string">
            <text:p>Se mide con el porcentaje de solicitudes por boleta cerrada exitosamente.</text:p>
          </table:table-cell>
          <table:table-cell table:style-name="ce10" office:value-type="string" calcext:value-type="string">
            <text:p>C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Poner aquí la pregunta 6 (opcional)</text:p>
          </table:table-cell>
          <table:table-cell table:number-columns-repeated="4" table:style-name="ce7" office:value-type="string" calcext:value-type="string">
            <text:p>Poner aquí una de las posibles respuestas a la pregunta 6.</text:p>
          </table:table-cell>
          <table:table-cell table:style-name="ce10"/>
          <table:table-cell table:number-columns-repeated="37"/>
        </table:table-row>
        <table:table-row table:style-name="ro4">
          <table:table-cell table:style-name="ce4" office:value-type="string" calcext:value-type="string">
            <text:p>Recuerda: Mínimo 4 preguntas. Máximo 6 preguntas. Por cada pregunta, 4 posibles respuestas y solo 1 correcta. </text:p>
            <text:p>¡¡¡¡QUE NO SE OLVIDE PONER EL TÍTULO DEL TRABAJO EN LA CELDA A1 NI LA LETRA DE LA RESPUESTA CORRECTA EN LA COLUMNA F !!!!!!</text:p>
          </table:table-cell>
          <table:table-cell table:style-name="ce8" table:number-columns-repeated="5"/>
          <table:table-cell table:number-columns-repeated="37"/>
        </table:table-row>
        <table:table-row table:style-name="ro5" table:number-rows-repeated="197">
          <table:table-cell table:style-name="ce5" table:number-columns-repeated="6"/>
          <table:table-cell table:number-columns-repeated="37"/>
        </table:table-row>
        <table:table-row table:style-name="ro5" table:number-rows-repeated="1631">
          <table:table-cell table:number-columns-repeated="43"/>
        </table:table-row>
        <table:table-row table:style-name="ro5">
          <table:table-cell table:number-columns-repeated="43"/>
        </table:table-row>
      </table:table>
      <table:table table:name="R" table:style-name="ta2">
        <table:table-column table:style-name="co4" table:number-columns-repeated="6" table:default-cell-style-name="Default"/>
        <table:table-row table:style-name="ro6">
          <table:table-cell table:formula="of:=[Cuestiones.A1]" office:value-type="string" office:string-value="HELP DESK" calcext:value-type="string">
            <text:p>HELP DESK</text:p>
          </table:table-cell>
          <table:table-cell table:formula="of:=[Cuestiones.B1]" office:value-type="float" office:value="0" calcext:value-type="float">
            <text:p>0</text:p>
          </table:table-cell>
          <table:table-cell table:formula="of:=[Cuestiones.C1]" office:value-type="float" office:value="0" calcext:value-type="float">
            <text:p>0</text:p>
          </table:table-cell>
          <table:table-cell table:formula="of:=[Cuestiones.D1]" office:value-type="float" office:value="0" calcext:value-type="float">
            <text:p>0</text:p>
          </table:table-cell>
          <table:table-cell table:formula="of:=[Cuestiones.E1]" office:value-type="float" office:value="0" calcext:value-type="float">
            <text:p>0</text:p>
          </table:table-cell>
          <table:table-cell table:formula="of:=[Cuestiones.F1]" office:value-type="float" office:value="0" calcext:value-type="float">
            <text:p>0</text:p>
          </table:table-cell>
        </table:table-row>
        <table:table-row table:style-name="ro7">
          <table:table-cell table:formula="of:=[Cuestiones.A2]" office:value-type="string" office:string-value="Pregunta" calcext:value-type="string">
            <text:p>Pregunta</text:p>
          </table:table-cell>
          <table:table-cell table:formula="of:=[Cuestiones.B2]" office:value-type="string" office:string-value="Respuesta A" calcext:value-type="string">
            <text:p>Respuesta A</text:p>
          </table:table-cell>
          <table:table-cell table:formula="of:=[Cuestiones.C2]" office:value-type="string" office:string-value="Respuesta B" calcext:value-type="string">
            <text:p>Respuesta B</text:p>
          </table:table-cell>
          <table:table-cell table:formula="of:=[Cuestiones.D2]" office:value-type="string" office:string-value="Respuesta C" calcext:value-type="string">
            <text:p>Respuesta C</text:p>
          </table:table-cell>
          <table:table-cell table:formula="of:=[Cuestiones.E2]" office:value-type="string" office:string-value="Respuesta D" calcext:value-type="string">
            <text:p>Respuesta D</text:p>
          </table:table-cell>
          <table:table-cell table:formula="of:=[Cuestiones.F2]" office:value-type="string" office:string-value="Respuesta correcta&#10;(A, B, C ó D)" calcext:value-type="string">
            <text:p>Respuesta correcta</text:p>
            <text:p>(A, B, C ó D)</text:p>
          </table:table-cell>
        </table:table-row>
        <table:table-row table:style-name="ro6">
          <table:table-cell table:formula="of:=[Cuestiones.A3]" office:value-type="string" office:string-value="Los tipos de prioridad 1 a quienes afectan:" calcext:value-type="string">
            <text:p>Los tipos de prioridad 1 a quienes afectan:</text:p>
          </table:table-cell>
          <table:table-cell table:formula="of:=[Cuestiones.B3]" office:value-type="string" office:string-value="Varios grupos de usuarios." calcext:value-type="string">
            <text:p>Varios grupos de usuarios.</text:p>
          </table:table-cell>
          <table:table-cell table:formula="of:=[Cuestiones.C3]" office:value-type="string" office:string-value="A un grupo de usuarios." calcext:value-type="string">
            <text:p>A un grupo de usuarios.</text:p>
          </table:table-cell>
          <table:table-cell table:formula="of:=[Cuestiones.D3]" office:value-type="string" office:string-value="A un usuario." calcext:value-type="string">
            <text:p>A un usuario.</text:p>
          </table:table-cell>
          <table:table-cell table:formula="of:=[Cuestiones.E3]" office:value-type="string" office:string-value="A muchos usuarios." calcext:value-type="string">
            <text:p>A muchos usuarios.</text:p>
          </table:table-cell>
          <table:table-cell table:formula="of:=[Cuestiones.F3]" office:value-type="string" office:string-value="A" calcext:value-type="string">
            <text:p>A</text:p>
          </table:table-cell>
        </table:table-row>
        <table:table-row table:style-name="ro6">
          <table:table-cell table:formula="of:=[Cuestiones.A4]" office:value-type="string" office:string-value="¿Qué actores intervienen en el servicio Help Desk?" calcext:value-type="string">
            <text:p>¿Qué actores intervienen en el servicio Help Desk?</text:p>
          </table:table-cell>
          <table:table-cell table:formula="of:=[Cuestiones.B4]" office:value-type="string" office:string-value="Usuario final, Agente de Help Desk y Supervisor del Help Desk." calcext:value-type="string">
            <text:p>Usuario final, Agente de Help Desk y Supervisor del Help Desk.</text:p>
          </table:table-cell>
          <table:table-cell table:formula="of:=[Cuestiones.C4]" office:value-type="string" office:string-value="Usuario final y Agente de Help Desk." calcext:value-type="string">
            <text:p>Usuario final y Agente de Help Desk.</text:p>
          </table:table-cell>
          <table:table-cell table:formula="of:=[Cuestiones.D4]" office:value-type="string" office:string-value="Usuario y Supervisor del Help Desk." calcext:value-type="string">
            <text:p>Usuario y Supervisor del Help Desk.</text:p>
          </table:table-cell>
          <table:table-cell table:formula="of:=[Cuestiones.E4]" office:value-type="string" office:string-value="Usuario, Usuario final y Agente de Help Desk." calcext:value-type="string">
            <text:p>Usuario, Usuario final y Agente de Help Desk.</text:p>
          </table:table-cell>
          <table:table-cell table:formula="of:=[Cuestiones.F4]" office:value-type="string" office:string-value="A" calcext:value-type="string">
            <text:p>A</text:p>
          </table:table-cell>
        </table:table-row>
        <table:table-row table:style-name="ro6">
          <table:table-cell table:formula="of:=[Cuestiones.A5]" office:value-type="string" office:string-value="El reporte de incidencia, en qué paso de la secuencia de solicitud de Help&#10;Desk se realiza:" calcext:value-type="string">
            <text:p>El reporte de incidencia, en qué paso de la secuencia de solicitud de Help</text:p>
            <text:p>Desk se realiza:</text:p>
          </table:table-cell>
          <table:table-cell table:formula="of:=[Cuestiones.B5]" office:value-type="string" office:string-value="Después del primer nivel." calcext:value-type="string">
            <text:p>Después del primer nivel.</text:p>
          </table:table-cell>
          <table:table-cell table:formula="of:=[Cuestiones.C5]" office:value-type="string" office:string-value="Antes de proceder al segundo nivel." calcext:value-type="string">
            <text:p>Antes de proceder al segundo nivel.</text:p>
          </table:table-cell>
          <table:table-cell table:formula="of:=[Cuestiones.D5]" office:value-type="string" office:string-value="Al principio de la secuencia." calcext:value-type="string">
            <text:p>Al principio de la secuencia.</text:p>
          </table:table-cell>
          <table:table-cell table:formula="of:=[Cuestiones.E5]" office:value-type="string" office:string-value="No se realiza reporte de incidencia." calcext:value-type="string">
            <text:p>No se realiza reporte de incidencia.</text:p>
          </table:table-cell>
          <table:table-cell table:formula="of:=[Cuestiones.F5]" office:value-type="string" office:string-value="C" calcext:value-type="string">
            <text:p>C</text:p>
          </table:table-cell>
        </table:table-row>
        <table:table-row table:style-name="ro6">
          <table:table-cell table:formula="of:=[Cuestiones.A6]" office:value-type="string" office:string-value="¿Cómo son los técnicos de soporte de primer nivel de Help Desk?" calcext:value-type="string">
            <text:p>¿Cómo son los técnicos de soporte de primer nivel de Help Desk?</text:p>
          </table:table-cell>
          <table:table-cell table:formula="of:=[Cuestiones.B6]" office:value-type="string" office:string-value="Son técnicos que proporcionan soporte en áreas especializas." calcext:value-type="string">
            <text:p>Son técnicos que proporcionan soporte en áreas especializas.</text:p>
          </table:table-cell>
          <table:table-cell table:formula="of:=[Cuestiones.C6]" office:value-type="string" office:string-value="Son técnicos sin apenas conocimientos." calcext:value-type="string">
            <text:p>Son técnicos sin apenas conocimientos.</text:p>
          </table:table-cell>
          <table:table-cell table:formula="of:=[Cuestiones.D6]" office:value-type="string" office:string-value="Suelen ser técnicos generales que tienen amplios conocimientos, pero no&#10;necesariamente profundos." calcext:value-type="string">
            <text:p>Suelen ser técnicos generales que tienen amplios conocimientos, pero no</text:p>
            <text:p>necesariamente profundos.</text:p>
          </table:table-cell>
          <table:table-cell table:formula="of:=[Cuestiones.E6]" office:value-type="string" office:string-value="En se nivel no actúan técnicos." calcext:value-type="string">
            <text:p>En se nivel no actúan técnicos.</text:p>
          </table:table-cell>
          <table:table-cell table:formula="of:=[Cuestiones.F6]" office:value-type="string" office:string-value="C" calcext:value-type="string">
            <text:p>C</text:p>
          </table:table-cell>
        </table:table-row>
        <table:table-row table:style-name="ro6">
          <table:table-cell table:formula="of:=[Cuestiones.A7]" office:value-type="string" office:string-value="¿Se puede medir el éxito del Help Desk?" calcext:value-type="string">
            <text:p>¿Se puede medir el éxito del Help Desk?</text:p>
          </table:table-cell>
          <table:table-cell table:formula="of:=[Cuestiones.B7]" office:value-type="string" office:string-value="No se puede medir el nivel de éxito del Help Desk." calcext:value-type="string">
            <text:p>No se puede medir el nivel de éxito del Help Desk.</text:p>
          </table:table-cell>
          <table:table-cell table:formula="of:=[Cuestiones.C7]" office:value-type="string" office:string-value="Solamente se puede medir de una única manera." calcext:value-type="string">
            <text:p>Solamente se puede medir de una única manera.</text:p>
          </table:table-cell>
          <table:table-cell table:formula="of:=[Cuestiones.D7]" office:value-type="string" office:string-value="Hay que tener en cuenta varios indicadores para su medición." calcext:value-type="string">
            <text:p>Hay que tener en cuenta varios indicadores para su medición.</text:p>
          </table:table-cell>
          <table:table-cell table:formula="of:=[Cuestiones.E7]" office:value-type="string" office:string-value="Se mide con el porcentaje de solicitudes por boleta cerrada exitosamente." calcext:value-type="string">
            <text:p>Se mide con el porcentaje de solicitudes por boleta cerrada exitosamente.</text:p>
          </table:table-cell>
          <table:table-cell table:formula="of:=[Cuestiones.F7]" office:value-type="string" office:string-value="C" calcext:value-type="string">
            <text:p>C</text:p>
          </table:table-cell>
        </table:table-row>
        <table:table-row table:style-name="ro6">
          <table:table-cell table:formula="of:=[Cuestiones.A8]" office:value-type="string" office:string-value="Poner aquí la pregunta 6 (opcional)" calcext:value-type="string">
            <text:p>Poner aquí la pregunta 6 (opcional)</text:p>
          </table:table-cell>
          <table:table-cell table:formula="of:=[Cuestiones.B8]" office:value-type="string" office:string-value="Poner aquí una de las posibles respuestas a la pregunta 6." calcext:value-type="string">
            <text:p>Poner aquí una de las posibles respuestas a la pregunta 6.</text:p>
          </table:table-cell>
          <table:table-cell table:formula="of:=[Cuestiones.C8]" office:value-type="string" office:string-value="Poner aquí una de las posibles respuestas a la pregunta 6." calcext:value-type="string">
            <text:p>Poner aquí una de las posibles respuestas a la pregunta 6.</text:p>
          </table:table-cell>
          <table:table-cell table:formula="of:=[Cuestiones.D8]" office:value-type="string" office:string-value="Poner aquí una de las posibles respuestas a la pregunta 6." calcext:value-type="string">
            <text:p>Poner aquí una de las posibles respuestas a la pregunta 6.</text:p>
          </table:table-cell>
          <table:table-cell table:formula="of:=[Cuestiones.E8]" office:value-type="string" office:string-value="Poner aquí una de las posibles respuestas a la pregunta 6." calcext:value-type="string">
            <text:p>Poner aquí una de las posibles respuestas a la pregunta 6.</text:p>
          </table:table-cell>
          <table:table-cell table:formula="of:=[Cuestiones.F8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 style:data-style-name="N2" text:time-value="23:20:26.2557074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23:20:05.41</meta:creation-date>
    <dc:date>2015-12-07T23:38:21.439966619</dc:date>
    <meta:editing-duration>PT16H58M31S</meta:editing-duration>
    <meta:editing-cycles>186</meta:editing-cycles>
    <meta:generator>LibreOffice/4.2.8.2$Linux_X86_64 LibreOffice_project/420m0$Build-2</meta:generator>
    <meta:document-statistic meta:table-count="2" meta:cell-count="91" meta:object-count="0"/>
  </office:meta>
</office:document-meta>
</file>